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27B6455CD6009D5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OpenSymbol" svg:font-family="OpenSymbol"/>
    <style:font-face style:name="Tahoma2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normal" officeooo:paragraph-rsid="00189e38" style:font-name-asian="Arial1" style:font-size-asian="10.5pt" style:language-asian="zxx" style:country-asian="none" style:font-style-asian="normal" style:font-weight-asian="normal" style:font-name-complex="Arial1" style:font-size-complex="10.5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normal" officeooo:paragraph-rsid="00189e38" style:font-name-asian="Arial1" style:font-size-asian="10.5pt" style:language-asian="zxx" style:country-asian="none" style:font-style-asian="normal" style:font-weight-asian="normal" style:font-name-complex="Arial1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normal" officeooo:paragraph-rsid="001c6f0a" style:font-name-asian="Arial1" style:font-size-asian="10.5pt" style:language-asian="zxx" style:country-asian="none" style:font-style-asian="normal" style:font-weight-asian="normal" style:font-name-complex="Arial1" style:font-size-complex="10.5pt" style:language-complex="ar" style:country-complex="SA" style:font-style-complex="normal" style:font-weight-complex="normal"/>
    </style:style>
    <style:style style:name="P9" style:family="paragraph" style:parent-style-name="Standard"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bold" officeooo:paragraph-rsid="001c6f0a" style:font-name-asian="Arial1" style:font-size-asian="10.5pt" style:language-asian="zxx" style:country-asian="none" style:font-style-asian="normal" style:font-weight-asian="bold" style:font-name-complex="Arial1" style:font-size-complex="10.5pt" style:language-complex="ar" style:country-complex="SA" style:font-style-complex="normal" style:font-weight-complex="bold"/>
    </style:style>
    <style:style style:name="P10" style:family="paragraph" style:parent-style-name="Standard" style:master-page-name="Standard">
      <style:paragraph-properties style:page-number="auto"/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normal" officeooo:paragraph-rsid="00189e38" style:font-name-asian="Arial1" style:font-size-asian="10.5pt" style:language-asian="zxx" style:country-asian="none" style:font-style-asian="normal" style:font-weight-asian="normal" style:font-name-complex="Arial1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text-properties style:font-name="Helvetica" fo:font-size="10.5pt" fo:font-weight="bold" officeooo:paragraph-rsid="00189e38" style:font-size-asian="10.5pt" style:font-weight-asian="bold" style:font-size-complex="10.5pt" style:font-weight-complex="bold"/>
    </style:style>
    <style:style style:name="P12" style:family="paragraph" style:parent-style-name="Standard" style:list-style-name="L1">
      <style:text-properties style:font-name="Helvetica" fo:font-size="10.5pt" fo:font-weight="bold" officeooo:paragraph-rsid="001c6f0a" style:font-size-asian="10.5pt" style:font-weight-asian="bold" style:font-size-complex="10.5pt" style:font-weight-complex="bold"/>
    </style:style>
    <style:style style:name="T1" style:family="text">
      <style:text-properties style:font-name-asian="Wingdings 3" style:font-name-complex="Wingdings 3"/>
    </style:style>
    <style:style style:name="T2" style:family="text">
      <style:text-properties officeooo:rsid="001a984f"/>
    </style:style>
    <style:style style:name="T3" style:family="text">
      <style:text-properties fo:color="#000000" style:text-line-through-style="none" style:text-line-through-type="none" style:text-position="0% 100%" fo:language="es" fo:country="ES" fo:font-style="normal" style:text-underline-style="none" style:font-name-asian="Arial1" style:language-asian="zxx" style:country-asian="none" style:font-style-asian="normal" style:font-name-complex="Arial1" style:language-complex="ar" style:country-complex="SA" style:font-style-complex="normal"/>
    </style:style>
    <style:style style:name="T4" style:family="text">
      <style:text-properties fo:color="#000000" style:text-line-through-style="none" style:text-line-through-type="none" style:text-position="0% 100%" fo:language="es" fo:country="ES" fo:font-style="normal" style:text-underline-style="none" officeooo:rsid="0018e209" style:font-name-asian="Arial1" style:language-asian="zxx" style:country-asian="none" style:font-style-asian="normal" style:font-name-complex="Arial1" style:language-complex="ar" style:country-complex="SA" style:font-style-complex="normal"/>
    </style:style>
    <style:style style:name="T5" style:family="text">
      <style:text-properties officeooo:rsid="00207bc6"/>
    </style:style>
    <style:style style:name="T6" style:family="text">
      <style:text-properties officeooo:rsid="00218b93"/>
    </style:style>
    <style:style style:name="T7" style:family="text">
      <style:text-properties officeooo:rsid="0021d98e"/>
    </style:style>
    <style:style style:name="T8" style:family="text">
      <style:text-properties fo:font-weight="bold" officeooo:rsid="0021d98e" style:font-weight-asian="bold" style:font-weight-complex="bold"/>
    </style:style>
    <style:style style:name="T9" style:family="text">
      <style:text-properties fo:font-weight="bold" officeooo:rsid="00218b9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list xml:id="list2774539147912424315" text:style-name="L1">
        <text:list-item>
          <text:p text:style-name="P11">Calcula, para las siguientes direcciones, el ID_RED y el ID_HOST</text:p>
        </text:list-item>
      </text:list>
      <text:p text:style-name="P6">192.168.2.2/24 <text:s/><text:span text:style-name="T9">RED:192.168.2.0 <text:s text:c="2"/>HOST:2</text:span></text:p>
      <text:p text:style-name="P6">172.20.225.116/255.255.0.0 <text:s/><text:span text:style-name="T9">RED:172.20.0.0 HOST: 255..116</text:span></text:p>
      <text:p text:style-name="P6">10.1.0.1/8 <text:s text:c="2"/><text:span text:style-name="T9">RED: 10.0.0.0 HOST: 1.0.1</text:span></text:p>
      <text:p text:style-name="P6">192.168.225.113/24 <text:span text:style-name="T8">RED:162.168.255.0 host 113</text:span></text:p>
      <text:p text:style-name="P6">192.168.225.113/8 <text:span text:style-name="T8">RED:192.0.0.0 HOST 168.255.113</text:span></text:p>
      <text:p text:style-name="P6">212.142.160.31/16 <text:span text:style-name="T8">RED:212.142.0.0 <text:s/>HOST 160.31</text:span></text:p>
      <text:p text:style-name="P6">10.255.255.255/8 <text:span text:style-name="T8">RED:10.0.0.0 <text:s/>HOST:255.255.255</text:span></text:p>
      <text:p text:style-name="P6"/>
      <text:p text:style-name="P6"/>
      <text:list xml:id="list105524098478402" text:continue-numbering="true" text:style-name="L1">
        <text:list-item>
          <text:p text:style-name="P11">Si configuramos dos equipos con las direcciones que aparecen a continuación, ¿habría comunicación entre ellos a nivel de red? </text:p>
        </text:list-item>
      </text:list>
      <text:p text:style-name="P6">192.168.2.2/24 <text:span text:style-name="T1"><text:tab/></text:span> <text:tab/><text:tab/>192.168.2.254/24 <text:s text:c="3"/><text:span text:style-name="T8">SI</text:span></text:p>
      <text:p text:style-name="P6">172.20.225.116/255.255.0.0 <text:span text:style-name="T1"><text:tab/><text:tab/></text:span>172.20.224.102/16 <text:s/><text:span text:style-name="T8">SI</text:span></text:p>
      <text:p text:style-name="P6">10.1.0.1/8<text:tab/><text:tab/><text:tab/><text:tab/>10.255.255.254/8 <text:s text:c="3"/><text:span text:style-name="T8">SI</text:span></text:p>
      <text:p text:style-name="P6">192.168.1.1/24<text:tab/><text:tab/><text:tab/><text:tab/>192.168.1.1/8<text:tab/> <text:s text:c="7"/><text:span text:style-name="T8">NO</text:span></text:p>
      <text:p text:style-name="P6">192.168.24.2/255.255.255.0<text:tab/><text:tab/>192.168.25.2/255.255.255.0 <text:span text:style-name="T8">NO</text:span></text:p>
      <text:p text:style-name="P6"/>
      <text:p text:style-name="P6"/>
      <text:list xml:id="list105524070904741" text:continue-numbering="true" text:style-name="L1">
        <text:list-item>
          <text:p text:style-name="P12"><text:s/><text:span text:style-name="T4">Pasa</text:span><text:span text:style-name="T3"> las siguientes </text:span><text:span text:style-name="T4">mascaras de red a binario y</text:span><text:span text:style-name="T3"> calcula el número máximo de hosts que caben en la subred.</text:span></text:p>
        </text:list-item>
      </text:list>
      <text:p text:style-name="P8">255.0.0.0 <text:tab/><text:tab/><text:tab/><text:tab/><text:span text:style-name="T5">11111111.11111111.00000000.00000000</text:span></text:p>
      <text:p text:style-name="P8">255.255.128.0<text:tab/><text:tab/><text:tab/><text:tab/><text:span text:style-name="T5">11111111.11111111.10000000.00000000</text:span></text:p>
      <text:p text:style-name="P8">255.255.255.192 <text:tab/><text:tab/><text:tab/><text:span text:style-name="T5">11111111.11111111.11111111.11000000</text:span></text:p>
      <text:p text:style-name="P8">255.255.255.224 <text:tab/><text:tab/><text:tab/><text:span text:style-name="T5">11111111.11111111.11111111.11100000</text:span></text:p>
      <text:p text:style-name="P9"/>
      <text:p text:style-name="P9"/>
      <text:list xml:id="list105525011149336" text:continue-numbering="true" text:style-name="L1">
        <text:list-item>
          <text:p text:style-name="P12">Dadas las siguientes direcciones, calcula el número máximo de hosts que caben en la subred y la primera y última dirección válida. Anota también en <text:span text:style-name="T2">la dirección de la</text:span> subred.</text:p>
        </text:list-item>
      </text:list>
      <text:p text:style-name="P6">192.168.1.1/24</text:p>
      <text:p text:style-name="P6">192.168.4.4/17</text:p>
      <text:p text:style-name="P6">172.20.225.100/255.255.0.0</text:p>
      <text:p text:style-name="P6">10.0.0.100/8</text:p>
      <text:p text:style-name="P6">80.58.32.97/28</text:p>
      <text:p text:style-name="P6">212.142.160.31/12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3" svg:font-family="'Wingdings 3'" style:font-charset="x-symbol"/>
    <style:font-face style:name="OpenSymbol" svg:font-family="OpenSymbol"/>
    <style:font-face style:name="Tahoma2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27B6455CD6009D54.jpg" xlink:type="simple" xlink:show="embed" xlink:actuate="onLoad"/></draw:frame></text:p>
            </table:table-cell>
            <table:table-cell table:style-name="Tabla5.B1" office:value-type="string">
              <text:p text:style-name="MP2">INFORMATIKA-SISTEMAK / </text:p>
              <text:p text:style-name="MP2">SISTEMAS INFORMATICOS</text:p>
              <text:p text:style-name="MP2"/>
            </table:table-cell>
          </table:table-row>
        </table:table>
        <text:p text:style-name="MP3"/>
        <text:p text:style-name="MP4">ABIZENAK/APELLIDOS: <text:s text:c="57"/>DATA/FECHA: </text:p>
        <text:p text:style-name="MP5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8-02-05T17:49:04.064845487</meta:creation-date>
    <meta:editing-cycles>9</meta:editing-cycles>
    <meta:editing-duration>PT1H22M37S</meta:editing-duration>
    <dc:date>2018-02-07T10:55:23.272984646</dc:date>
    <meta:document-statistic meta:table-count="1" meta:image-count="1" meta:object-count="0" meta:page-count="1" meta:paragraph-count="30" meta:word-count="147" meta:character-count="1562" meta:non-whitespace-character-count="1268"/>
    <meta:user-defined meta:name="Info 1"/>
    <meta:user-defined meta:name="Info 2"/>
    <meta:user-defined meta:name="Info 3"/>
    <meta:user-defined meta:name="Info 4"/>
  </office:meta>
</office:document-meta>
</file>